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89cm" style:rel-column-width="728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I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1*"/>
    </style:style>
    <style:style style:name="Tabela2.B" style:family="table-column">
      <style:table-column-properties style:column-width="2.429cm" style:rel-column-width="936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af47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officeooo:rsid="001af478" officeooo:paragraph-rsid="001af47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affad" officeooo:paragraph-rsid="001affa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e6a1b" officeooo:paragraph-rsid="001e6a1b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affad" officeooo:paragraph-rsid="001affad" style:font-size-asian="12pt" style:font-weight-asian="normal" style:font-size-complex="12pt" style:font-weight-complex="normal"/>
    </style:style>
    <style:style style:name="P7" style:family="paragraph" style:parent-style-name="Standard" style:list-style-name="L7">
      <style:text-properties fo:font-size="12pt" fo:font-weight="normal" officeooo:rsid="001affad" officeooo:paragraph-rsid="001affad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1affad" officeooo:paragraph-rsid="001c150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affad" officeooo:paragraph-rsid="001c150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fe8f8" officeooo:paragraph-rsid="001fe8f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style="normal" fo:font-weight="normal" officeooo:rsid="001e6a1b" officeooo:paragraph-rsid="001e6a1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officeooo:paragraph-rsid="001af478"/>
    </style:style>
    <style:style style:name="P13" style:family="paragraph" style:parent-style-name="Standard" style:list-style-name="L2">
      <style:text-properties officeooo:paragraph-rsid="001c1508"/>
    </style:style>
    <style:style style:name="P14" style:family="paragraph" style:parent-style-name="Standard">
      <style:text-properties officeooo:paragraph-rsid="001affad"/>
    </style:style>
    <style:style style:name="P15" style:family="paragraph" style:parent-style-name="Standard" style:list-style-name="L7">
      <style:text-properties officeooo:paragraph-rsid="001affad"/>
    </style:style>
    <style:style style:name="P16" style:family="paragraph" style:parent-style-name="Standard">
      <style:text-properties officeooo:paragraph-rsid="001c1508"/>
    </style:style>
    <style:style style:name="P17" style:family="paragraph" style:parent-style-name="Standard">
      <style:text-properties officeooo:paragraph-rsid="001d22bf"/>
    </style:style>
    <style:style style:name="P18" style:family="paragraph" style:parent-style-name="Standard">
      <style:text-properties officeooo:paragraph-rsid="001ef782"/>
    </style:style>
    <style:style style:name="P19" style:family="paragraph" style:parent-style-name="Standard">
      <style:text-properties officeooo:paragraph-rsid="001fe8f8"/>
    </style:style>
    <style:style style:name="P20" style:family="paragraph" style:parent-style-name="Standard">
      <style:text-properties officeooo:paragraph-rsid="0021a5c7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P22" style:family="paragraph" style:parent-style-name="Table_20_Contents">
      <style:text-properties fo:font-size="12pt" officeooo:rsid="001e6a1b" officeooo:paragraph-rsid="001e6a1b" style:font-size-asian="12pt" style:font-size-complex="12pt"/>
    </style:style>
    <style:style style:name="P23" style:family="paragraph" style:parent-style-name="Table_20_Contents">
      <style:text-properties fo:font-size="12pt" officeooo:rsid="001ef782" officeooo:paragraph-rsid="001ef782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ef782" officeooo:paragraph-rsid="001ef782" style:font-size-asian="12pt" style:font-size-complex="12pt"/>
    </style:style>
    <style:style style:name="P25" style:family="paragraph" style:parent-style-name="Table_20_Contents">
      <style:text-properties fo:font-size="12pt" officeooo:rsid="001fe8f8" officeooo:paragraph-rsid="001fe8f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fe8f8" officeooo:paragraph-rsid="001fe8f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19b29" officeooo:paragraph-rsid="00219b29" style:font-size-asian="12pt" style:font-size-complex="12pt"/>
    </style:style>
    <style:style style:name="T1" style:family="text">
      <style:text-properties officeooo:rsid="001af478"/>
    </style:style>
    <style:style style:name="T2" style:family="text">
      <style:text-properties fo:color="#c9211e"/>
    </style:style>
    <style:style style:name="T3" style:family="text">
      <style:text-properties fo:color="#c9211e" fo:font-size="12pt" fo:font-weight="normal" officeooo:rsid="001af478" style:font-size-asian="12pt" style:font-weight-asian="normal" style:font-size-complex="12pt" style:font-weight-complex="normal"/>
    </style:style>
    <style:style style:name="T4" style:family="text">
      <style:text-properties fo:color="#c9211e" fo:font-size="12pt" fo:font-weight="normal" officeooo:rsid="001affad" style:font-size-asian="12pt" style:font-weight-asian="normal" style:font-size-complex="12pt" style:font-weight-complex="normal"/>
    </style:style>
    <style:style style:name="T5" style:family="text">
      <style:text-properties fo:color="#c9211e" fo:font-size="12pt" fo:font-weight="normal" officeooo:rsid="001c1508" style:font-size-asian="12pt" style:font-weight-asian="normal" style:font-size-complex="12pt" style:font-weight-complex="normal"/>
    </style:style>
    <style:style style:name="T6" style:family="text">
      <style:text-properties fo:color="#c9211e" officeooo:rsid="001affad"/>
    </style:style>
    <style:style style:name="T7" style:family="text">
      <style:text-properties fo:color="#c9211e" officeooo:rsid="001c1508"/>
    </style:style>
    <style:style style:name="T8" style:family="text">
      <style:text-properties fo:color="#c9211e" fo:font-weight="bold" officeooo:rsid="001affad" style:font-weight-asian="bold" style:font-weight-complex="bold"/>
    </style:style>
    <style:style style:name="T9" style:family="text">
      <style:text-properties fo:color="#c9211e" fo:font-weight="bold" officeooo:rsid="001fe8f8" style:font-weight-asian="bold" style:font-weight-complex="bold"/>
    </style:style>
    <style:style style:name="T10" style:family="text">
      <style:text-properties fo:color="#c9211e" fo:font-weight="normal" officeooo:rsid="001affad" style:font-weight-asian="normal" style:font-weight-complex="normal"/>
    </style:style>
    <style:style style:name="T11" style:family="text">
      <style:text-properties fo:color="#c9211e" fo:font-weight="normal" officeooo:rsid="001c1508" style:font-weight-asian="normal" style:font-weight-complex="normal"/>
    </style:style>
    <style:style style:name="T12" style:family="text">
      <style:text-properties fo:color="#c9211e" fo:font-weight="normal" officeooo:rsid="001fe8f8" style:font-weight-asian="normal" style:font-weight-complex="normal"/>
    </style:style>
    <style:style style:name="T13" style:family="text">
      <style:text-properties fo:color="#c9211e" officeooo:rsid="001fe8f8"/>
    </style:style>
    <style:style style:name="T14" style:family="text">
      <style:text-properties fo:font-size="12pt" fo:font-weight="normal" officeooo:rsid="001af478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affad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c1508" style:font-size-asian="12pt" style:font-weight-asian="normal" style:font-size-complex="12pt" style:font-weight-complex="normal"/>
    </style:style>
    <style:style style:name="T17" style:family="text">
      <style:text-properties officeooo:rsid="001affad"/>
    </style:style>
    <style:style style:name="T18" style:family="text">
      <style:text-properties officeooo:rsid="001c1508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fo:font-weight="bold" officeooo:rsid="001af478" style:font-weight-asian="bold" style:font-weight-complex="bold"/>
    </style:style>
    <style:style style:name="T21" style:family="text">
      <style:text-properties fo:color="#2a6099" fo:font-weight="bold" officeooo:rsid="001affad" style:font-weight-asian="bold" style:font-weight-complex="bold"/>
    </style:style>
    <style:style style:name="T22" style:family="text">
      <style:text-properties fo:color="#2a6099" fo:font-weight="bold" officeooo:rsid="001c1508" style:font-weight-asian="bold" style:font-weight-complex="bold"/>
    </style:style>
    <style:style style:name="T23" style:family="text">
      <style:text-properties fo:color="#2a6099" fo:font-weight="bold" officeooo:rsid="001d22bf" style:font-weight-asian="bold" style:font-weight-complex="bold"/>
    </style:style>
    <style:style style:name="T24" style:family="text">
      <style:text-properties fo:color="#2a6099" fo:font-weight="bold" officeooo:rsid="001fe8f8" style:font-weight-asian="bold" style:font-weight-complex="bold"/>
    </style:style>
    <style:style style:name="T25" style:family="text">
      <style:text-properties fo:color="#2a6099" fo:font-size="12pt" fo:font-weight="bold" officeooo:rsid="001d22bf" style:font-size-asian="12pt" style:font-weight-asian="bold" style:font-size-complex="12pt" style:font-weight-complex="bold"/>
    </style:style>
    <style:style style:name="T26" style:family="text">
      <style:text-properties fo:color="#2a6099" fo:font-size="12pt" fo:font-weight="bold" officeooo:rsid="001affad" style:font-size-asian="12pt" style:font-weight-asian="bold" style:font-size-complex="12pt" style:font-weight-complex="bold"/>
    </style:style>
    <style:style style:name="T27" style:family="text">
      <style:text-properties fo:color="#2a6099" fo:font-size="12pt" fo:font-weight="bold" officeooo:rsid="001c1508" style:font-size-asian="12pt" style:font-weight-asian="bold" style:font-size-complex="12pt" style:font-weight-complex="bold"/>
    </style:style>
    <style:style style:name="T28" style:family="text">
      <style:text-properties fo:color="#2a6099" fo:font-size="12pt" fo:font-weight="bold" officeooo:rsid="001af478" style:font-size-asian="12pt" style:font-weight-asian="bold" style:font-size-complex="12pt" style:font-weight-complex="bold"/>
    </style:style>
    <style:style style:name="T29" style:family="text">
      <style:text-properties fo:color="#2a6099" fo:font-size="12pt" fo:font-weight="bold" officeooo:rsid="00219b29" style:font-size-asian="12pt" style:font-weight-asian="bold" style:font-size-complex="12pt" style:font-weight-complex="bold"/>
    </style:style>
    <style:style style:name="T30" style:family="text">
      <style:text-properties fo:color="#2a6099" fo:font-weight="normal" officeooo:rsid="001c1508" style:font-weight-asian="normal" style:font-weight-complex="normal"/>
    </style:style>
    <style:style style:name="T31" style:family="text">
      <style:text-properties fo:color="#2a6099" officeooo:rsid="001fe8f8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1fe8f8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weight="bold" officeooo:rsid="001fe8f8" style:font-weight-asian="bold" style:font-weight-complex="bold"/>
    </style:style>
    <style:style style:name="T36" style:family="text">
      <style:text-properties fo:color="#000000" fo:font-weight="bold" officeooo:rsid="001af478" style:font-weight-asian="bold" style:font-weight-complex="bold"/>
    </style:style>
    <style:style style:name="T37" style:family="text">
      <style:text-properties fo:color="#000000" fo:font-weight="bold" officeooo:rsid="001affad" style:font-weight-asian="bold" style:font-weight-complex="bold"/>
    </style:style>
    <style:style style:name="T38" style:family="text">
      <style:text-properties fo:color="#000000" fo:font-weight="normal" style:font-weight-asian="normal" style:font-weight-complex="normal"/>
    </style:style>
    <style:style style:name="T39" style:family="text">
      <style:text-properties fo:color="#000000" fo:font-weight="normal" officeooo:rsid="001c1508" style:font-weight-asian="normal" style:font-weight-complex="normal"/>
    </style:style>
    <style:style style:name="T40" style:family="text">
      <style:text-properties fo:color="#000000" fo:font-weight="normal" officeooo:rsid="001af478" style:font-weight-asian="normal" style:font-weight-complex="normal"/>
    </style:style>
    <style:style style:name="T41" style:family="text">
      <style:text-properties fo:color="#000000" fo:font-weight="normal" officeooo:rsid="001affad" style:font-weight-asian="normal" style:font-weight-complex="normal"/>
    </style:style>
    <style:style style:name="T42" style:family="text">
      <style:text-properties fo:color="#000000" officeooo:rsid="001fe8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Funcionais</text:p>
      <text:p text:style-name="P18"><text:tab/><text:span text:style-name="T2">RF01 </text:span>– <text:span text:style-name="T1">O sistema deve permitir o cadastro de um cliente. </text:span><text:span text:style-name="T20">(rc01) (rc02) </text:span><text:span text:style-name="T21">(rc05)</text:span><text:span text:style-name="T22"> (rc06)</text:span><text:span text:style-name="T21"> </text:span><text:span text:style-name="T22">(rn01) (rn03)</text:span></text:p>
      <text:p text:style-name="P18"><text:tab/><text:span text:style-name="T2">RF02 –</text:span> O <text:span text:style-name="T1">sistema deve</text:span> <text:span text:style-name="T17">permitir a remoção de</text:span> um cadastro <text:span text:style-name="T1">de cliente</text:span>. <text:span text:style-name="T22">(rc01) (rc02)</text:span><text:span text:style-name="T20"> </text:span><text:span text:style-name="T21">(rc05)</text:span><text:span text:style-name="T22"> (rc07)</text:span><text:span text:style-name="T21"> </text:span><text:span text:style-name="T22">(rn04)</text:span></text:p>
      <text:p text:style-name="P20"><text:tab/><text:span text:style-name="T2">RF03 –</text:span> <text:span text:style-name="T38">O </text:span><text:span text:style-name="T40">sistema deve</text:span><text:span text:style-name="T38"> </text:span><text:span text:style-name="T41">permitir a remoção de</text:span><text:span text:style-name="T38"> um cadastro </text:span><text:span text:style-name="T40">de cliente</text:span><text:span text:style-name="T38">. </text:span><text:span text:style-name="T20">(rc01) (rc02) </text:span><text:span text:style-name="T21">(rc05) </text:span><text:span text:style-name="T22">(rn04)</text:span></text:p>
      <text:p text:style-name="P19"><text:span text:style-name="T8"><text:tab/></text:span><text:span text:style-name="T10">RF0</text:span><text:span text:style-name="T12">4</text:span><text:span text:style-name="T21"> - </text:span><text:span text:style-name="T39">Cada cliente deverá ter uma lista dos serviços ou produtos que consumiu.</text:span><text:span text:style-name="T22"><text:tab/>(rc03) (rc04)</text:span></text:p>
      <text:p text:style-name="P19"><text:span text:style-name="T22"><text:tab/></text:span><text:span text:style-name="T11">RF0</text:span><text:span text:style-name="T12">5</text:span><text:span text:style-name="T30"> – </text:span><text:span text:style-name="T39">Os dados dos clientes serão organizados dentro de uma lista. </text:span><text:span text:style-name="T22">(rc03) (rc04) (rn02)</text:span></text:p>
      <text:p text:style-name="P16"><text:s text:c="4"/><text:tab/><text:span text:style-name="T2">RF0</text:span><text:span text:style-name="T13">6</text:span> – O <text:span text:style-name="T1">sistema deve permitir o cadastro de uma </text:span>compra.<text:span text:style-name="T1"> </text:span><text:span text:style-name="T21">(rc05) </text:span><text:span text:style-name="T22">(rn04)</text:span></text:p>
      <text:p text:style-name="P19"><text:tab/><text:span text:style-name="T2">RF0</text:span><text:span text:style-name="T13">7</text:span> – <text:span text:style-name="T1">O sistema deverá g</text:span>erar relatórios <text:span text:style-name="T18">na medida que o usuário requisitá-lo. </text:span><text:span text:style-name="T21">(rc05)</text:span><text:span text:style-name="T22"> (rc04)</text:span><text:span text:style-name="T21"> </text:span><text:span text:style-name="T22">(rn05)</text:span></text:p>
      <text:p text:style-name="P14"><text:tab/><text:span text:style-name="T6">RF0</text:span><text:span text:style-name="T13">8</text:span><text:span text:style-name="T17"> – O sistema deve permitir a realização de busca de clientes . </text:span><text:span text:style-name="T22">(rc08</text:span><text:span text:style-name="T23">)</text:span></text:p>
      <text:p text:style-name="P14"><text:tab/></text:p>
      <text:p text:style-name="Standard"><text:tab/></text:p>
      <text:p text:style-name="P3">REQUISITOS COMPLEMENTARES</text:p>
      <text:p text:style-name="P12"><text:span text:style-name="T14"><text:tab/></text:span><text:span text:style-name="T3">RC01 </text:span><text:span text:style-name="T14">– O menu deverá conter as opções de S</text:span>alvar <text:span text:style-name="T1">e </text:span>Cancelar. <text:span text:style-name="T22">(RF01) (RF02) (RF03)</text:span></text:p>
      <text:p text:style-name="P17"><text:span text:style-name="T14"><text:tab/></text:span><text:span text:style-name="T3">RC02 </text:span><text:span text:style-name="T14">- A navegação nos menus deverá ser feita conforme o usuário digita a opção numérica correspondente. </text:span><text:span text:style-name="T28"><text:s/></text:span><text:span text:style-name="T27">(RF01) (RF02) (RF03)</text:span></text:p>
      <text:p text:style-name="P14"><text:span text:style-name="T14"><text:tab/></text:span><text:span text:style-name="T3">RC03</text:span><text:span text:style-name="T14"> – O arquivo de dados deverá ser carregado quando o programa for inicializado. </text:span><text:span text:style-name="T28">(RF07) (RF09)</text:span></text:p>
      <text:p text:style-name="P17"><text:span text:style-name="T15"><text:tab/></text:span><text:span text:style-name="T4">RC04</text:span><text:span text:style-name="T15"> - </text:span><text:span text:style-name="T14">Os dados </text:span><text:span text:style-name="T15">do arquivo</text:span><text:span text:style-name="T14"> deverão ser dispersos seguindo as regras da lista de clientes. </text:span><text:span text:style-name="T28">(RF07) (RF09)</text:span></text:p>
      <text:p text:style-name="P17"><text:span text:style-name="T14"><text:tab/></text:span><text:span text:style-name="T4">RC05</text:span><text:span text:style-name="T15"> - </text:span><text:span text:style-name="T14">Os dados digitados deverão ser armazenados na memória até que o usuário </text:span><text:span text:style-name="T15">o</text:span><text:span text:style-name="T14">s salve.</text:span><text:span text:style-name="T27">(RF01) (RF02) (RF03) (RF04) (RF05)</text:span></text:p>
      <text:p text:style-name="P14"><text:span text:style-name="T14"><text:tab/></text:span><text:span text:style-name="T4">RC06</text:span><text:span text:style-name="T15"> - O arquivo será salvo sempre que o programa confirmar um cadastro. </text:span><text:span text:style-name="T26">(RF01)</text:span></text:p>
      <text:p text:style-name="P16"><text:span text:style-name="T15"><text:tab/></text:span><text:span text:style-name="T7">RC07</text:span><text:span text:style-name="T18"> - </text:span><text:span text:style-name="T15">A remoção de um cliente só irá remover os dados do cliente do sistema, mas suas movimentações na empresa ainda continuarão cadastradas. </text:span><text:span text:style-name="T26">(RF02)</text:span></text:p>
      <text:p text:style-name="P16"><text:span text:style-name="T15"><text:tab/></text:span><text:span text:style-name="T5">RC08</text:span><text:span text:style-name="T16">– A busca deverá imprimir todas as informações do cliente. </text:span><text:span text:style-name="T25">(RF08)</text:span></text:p>
      <text:p text:style-name="P2"/>
      <text:p text:style-name="P4"><text:span text:style-name="T1">R</text:span>EGRAS DE NEGÓCIO</text:p>
      <text:p text:style-name="P14"><text:span text:style-name="T2"><text:tab/>R</text:span><text:span text:style-name="T6">N</text:span><text:span text:style-name="T2">0</text:span><text:span text:style-name="T6">1</text:span> - O sistema deverá salvar todos os dados dos clientes em um arquivo.<text:span text:style-name="T19"> </text:span><text:span text:style-name="T22">(</text:span><text:span text:style-name="T23">RF</text:span><text:span text:style-name="T22">01)</text:span></text:p>
      <text:p text:style-name="P14"><text:span text:style-name="T15"><text:tab/></text:span><text:span text:style-name="T4">RN02</text:span><text:span text:style-name="T15"> - Os clientes deverão estar listados em ordem alfabética.</text:span><text:span text:style-name="T26"> </text:span><text:span text:style-name="T25">(RF0</text:span><text:span text:style-name="T29">5</text:span><text:span text:style-name="T25">)</text:span></text:p>
      <text:p text:style-name="P14"><text:span text:style-name="T15"><text:tab/></text:span><text:span text:style-name="T4">RN03</text:span><text:span text:style-name="T15"> - </text:span>Cadastro de clientes deverá conter: <text:span text:style-name="T23">(RF01)</text:span></text:p>
      <text:list xml:id="list1310395363" text:style-name="L7">
        <text:list-item>
          <text:p text:style-name="P15">Nome;</text:p>
        </text:list-item>
        <text:list-item>
          <text:p text:style-name="P15">Telefone;</text:p>
        </text:list-item>
        <text:list-item>
          <text:p text:style-name="P15">Data de Nascimento; <text:span text:style-name="T17">e</text:span></text:p>
        </text:list-item>
        <text:list-item>
          <text:p text:style-name="P7">Gênero.</text:p>
        </text:list-item>
      </text:list>
      <text:p text:style-name="P6"><text:tab/><text:span text:style-name="T7">RN04</text:span><text:span text:style-name="T18"> – Para operações de exclusão, adição e edição de um cliente, o sistema deve requisitar a confirmação do usuário.</text:span><text:span text:style-name="T22"> </text:span><text:span text:style-name="T23">(RF02) (RF03) (RF05)</text:span></text:p>
      <text:p text:style-name="P16"><text:tab/><text:span text:style-name="T7">RN05</text:span><text:span text:style-name="T18"> – Os relatórios deverão conter: </text:span><text:span text:style-name="T23">(RF06)</text:span></text:p>
      <text:list xml:id="list194468623" text:style-name="L2">
        <text:list-item>
          <text:p text:style-name="P13">Idade média de todo público da unidade.</text:p>
        </text:list-item>
        <text:list-item>
          <text:p text:style-name="P13">Idade média do público para um determinado gênero.</text:p>
        </text:list-item>
        <text:list-item>
          <text:p text:style-name="P13">Serviço mais procurado para todo o público.</text:p>
        </text:list-item>
        <text:list-item>
          <text:p text:style-name="P8">Serviço mais procurado para determinado gênero.</text:p>
        </text:list-item>
      </text:list>
      <text:p text:style-name="P9"><text:tab/><text:span text:style-name="T13">RN06</text:span><text:span text:style-name="T33"> – O sistema deve manter um histórico das compras do cliente. </text:span><text:span text:style-name="T24">(RF04)</text:span></text:p>
      <text:p text:style-name="P9"><text:span text:style-name="T24"><text:tab/></text:span><text:span text:style-name="T13">RN07</text:span><text:span text:style-name="T24"> </text:span><text:span text:style-name="T42">– A Busca será realizada pelo nome do Cliente. </text:span><text:span text:style-name="T24">(RF08)</text:span></text:p>
      <text:p text:style-name="P9"/>
      <text:p text:style-name="P5">REQUISITOS NÃO FUNCIONAIS</text:p>
      <text:p text:style-name="P5"><text:tab/></text:p>
      <text:p text:style-name="P5"/>
      <text:p text:style-name="P5"><text:soft-page-break/></text:p>
      <text:p text:style-name="P5"/>
      <text:p text:style-name="P5"/>
      <text:p text:style-name="P5"/>
      <text:p text:style-name="P5">RASTREABILIDADE</text:p>
      <text:p text:style-name="P5"><text:span text:style-name="T32"/></text:p>
      <text:p text:style-name="P11">Requisitos Funcionais X Requisitos Complementares</text:p>
      <text:p text:style-name="P5"/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3">RC01</text:p>
          </table:table-cell>
          <table:table-cell table:style-name="Tabela1.A1" office:value-type="string">
            <text:p text:style-name="P23">RC02</text:p>
          </table:table-cell>
          <table:table-cell table:style-name="Tabela1.A1" office:value-type="string">
            <text:p text:style-name="P23">RC03</text:p>
          </table:table-cell>
          <table:table-cell table:style-name="Tabela1.A1" office:value-type="string">
            <text:p text:style-name="P23">RC04</text:p>
          </table:table-cell>
          <table:table-cell table:style-name="Tabela1.A1" office:value-type="string">
            <text:p text:style-name="P23">RC05</text:p>
          </table:table-cell>
          <table:table-cell table:style-name="Tabela1.A1" office:value-type="string">
            <text:p text:style-name="P23">RC06</text:p>
          </table:table-cell>
          <table:table-cell table:style-name="Tabela1.A1" office:value-type="string">
            <text:p text:style-name="P23">RC07</text:p>
          </table:table-cell>
          <table:table-cell table:style-name="Tabela1.I1" office:value-type="string">
            <text:p text:style-name="P23">RC08</text:p>
          </table:table-cell>
        </table:table-row>
        <table:table-row>
          <table:table-cell table:style-name="Tabela1.A2" office:value-type="string">
            <text:p text:style-name="P23">RF01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3">RF02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4">x</text:p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3">RF03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3">RF04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3">RF05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3">RF06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3">RF07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4"/>
          </table:table-cell>
        </table:table-row>
        <table:table-row>
          <table:table-cell table:style-name="Tabela1.A2" office:value-type="string">
            <text:p text:style-name="P23">RF08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6">x</text:p>
          </table:table-cell>
        </table:table-row>
      </table:table>
      <text:p text:style-name="P5"/>
      <text:p text:style-name="P10">Requisitos Funcionais X Regras de Negócio</text:p>
      <text:p text:style-name="P10"/>
      <table:table table:name="Tabela2" table:style-name="Tabela2">
        <table:table-column table:style-name="Tabela2.A"/>
        <table:table-column table:style-name="Tabela2.B" table:number-columns-repeated="5"/>
        <table:table-column table:style-name="Tabela2.A"/>
        <table:table-row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5">RN01</text:p>
          </table:table-cell>
          <table:table-cell table:style-name="Tabela2.A1" office:value-type="string">
            <text:p text:style-name="P25">RN02</text:p>
          </table:table-cell>
          <table:table-cell table:style-name="Tabela2.A1" office:value-type="string">
            <text:p text:style-name="P25">RN03</text:p>
          </table:table-cell>
          <table:table-cell table:style-name="Tabela2.A1" office:value-type="string">
            <text:p text:style-name="P25">RN04</text:p>
          </table:table-cell>
          <table:table-cell table:style-name="Tabela2.A1" office:value-type="string">
            <text:p text:style-name="P25">RN05</text:p>
          </table:table-cell>
          <table:table-cell table:style-name="Tabela2.G1" office:value-type="string">
            <text:p text:style-name="P25">RN06</text:p>
          </table:table-cell>
        </table:table-row>
        <table:table-row>
          <table:table-cell table:style-name="Tabela2.A2" office:value-type="string">
            <text:p text:style-name="P23">RF01</text:p>
          </table:table-cell>
          <table:table-cell table:style-name="Tabela2.A2" office:value-type="string">
            <text:p text:style-name="P26">x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>x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G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3">RF02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>x</text:p>
          </table:table-cell>
          <table:table-cell table:style-name="Tabela2.A2" office:value-type="string">
            <text:p text:style-name="P27"/>
          </table:table-cell>
          <table:table-cell table:style-name="Tabela2.G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3">RF03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>x</text:p>
          </table:table-cell>
          <table:table-cell table:style-name="Tabela2.A2" office:value-type="string">
            <text:p text:style-name="P27"/>
          </table:table-cell>
          <table:table-cell table:style-name="Tabela2.G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3">RF04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G2" office:value-type="string">
            <text:p text:style-name="P26">x</text:p>
          </table:table-cell>
        </table:table-row>
        <table:table-row>
          <table:table-cell table:style-name="Tabela2.A2" office:value-type="string">
            <text:p text:style-name="P23">RF05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>x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8"/>
          </table:table-cell>
          <table:table-cell table:style-name="Tabela2.G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3">RF06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>x</text:p>
          </table:table-cell>
          <table:table-cell table:style-name="Tabela2.A2" office:value-type="string">
            <text:p text:style-name="P27"/>
          </table:table-cell>
          <table:table-cell table:style-name="Tabela2.G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3">RF07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8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6">x</text:p>
          </table:table-cell>
          <table:table-cell table:style-name="Tabela2.G2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3">RF08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G2" office:value-type="string">
            <text:p text:style-name="P26">x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2T14:50:52.544181541</meta:creation-date>
    <dc:date>2020-03-12T16:08:18.321097444</dc:date>
    <meta:editing-duration>PT13M45S</meta:editing-duration>
    <meta:editing-cycles>4</meta:editing-cycles>
    <meta:generator>LibreOffice/6.4.1.2$Linux_X86_64 LibreOffice_project/e1ad903d8acbc5f5b474f1d8ec3defef24b8c46b</meta:generator>
    <meta:document-statistic meta:table-count="2" meta:image-count="0" meta:object-count="0" meta:page-count="2" meta:paragraph-count="98" meta:word-count="462" meta:character-count="2654" meta:non-whitespace-character-count="2251"/>
  </office:meta>
</office:document-meta>
</file>